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resione linear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43074" calcext:value-type="float">
            <text:p>243074</text:p>
          </table:table-cell>
          <table:table-cell office:value-type="float" office:value="0.368807" calcext:value-type="float">
            <text:p>0.368807</text:p>
          </table:table-cell>
        </table:table-row>
        <table:table-row table:style-name="ro1">
          <table:table-cell table:number-columns-repeated="2"/>
          <table:table-cell office:value-type="float" office:value="238592" calcext:value-type="float">
            <text:p>238592</text:p>
          </table:table-cell>
          <table:table-cell office:value-type="float" office:value="0.374703" calcext:value-type="float">
            <text:p>0.374703</text:p>
          </table:table-cell>
        </table:table-row>
        <table:table-row table:style-name="ro1">
          <table:table-cell table:number-columns-repeated="2"/>
          <table:table-cell office:value-type="float" office:value="235245" calcext:value-type="float">
            <text:p>235245</text:p>
          </table:table-cell>
          <table:table-cell office:value-type="float" office:value="0.410546" calcext:value-type="float">
            <text:p>0.410546</text:p>
          </table:table-cell>
        </table:table-row>
        <table:table-row table:style-name="ro1">
          <table:table-cell table:number-columns-repeated="2"/>
          <table:table-cell office:value-type="float" office:value="228547" calcext:value-type="float">
            <text:p>228547</text:p>
          </table:table-cell>
          <table:table-cell office:value-type="float" office:value="0.354997" calcext:value-type="float">
            <text:p>0.354997</text:p>
          </table:table-cell>
        </table:table-row>
        <table:table-row table:style-name="ro1">
          <table:table-cell table:number-columns-repeated="2"/>
          <table:table-cell office:value-type="float" office:value="219703" calcext:value-type="float">
            <text:p>219703</text:p>
          </table:table-cell>
          <table:table-cell office:value-type="float" office:value="0.332108" calcext:value-type="float">
            <text:p>0.332108</text:p>
          </table:table-cell>
        </table:table-row>
        <table:table-row table:style-name="ro1">
          <table:table-cell table:number-columns-repeated="2"/>
          <table:table-cell office:value-type="float" office:value="215939" calcext:value-type="float">
            <text:p>215939</text:p>
          </table:table-cell>
          <table:table-cell office:value-type="float" office:value="0.35606" calcext:value-type="float">
            <text:p>0.35606</text:p>
          </table:table-cell>
        </table:table-row>
        <table:table-row table:style-name="ro1">
          <table:table-cell table:number-columns-repeated="2"/>
          <table:table-cell office:value-type="float" office:value="120947" calcext:value-type="float">
            <text:p>120947</text:p>
          </table:table-cell>
          <table:table-cell office:value-type="float" office:value="0.19359" calcext:value-type="float">
            <text:p>0.19359</text:p>
          </table:table-cell>
        </table:table-row>
        <table:table-row table:style-name="ro1">
          <table:table-cell table:number-columns-repeated="2"/>
          <table:table-cell office:value-type="float" office:value="118341" calcext:value-type="float">
            <text:p>118341</text:p>
          </table:table-cell>
          <table:table-cell office:value-type="float" office:value="0.224878" calcext:value-type="float">
            <text:p>0.224878</text:p>
          </table:table-cell>
        </table:table-row>
        <table:table-row table:style-name="ro1">
          <table:table-cell table:number-columns-repeated="2"/>
          <table:table-cell office:value-type="float" office:value="115753" calcext:value-type="float">
            <text:p>115753</text:p>
          </table:table-cell>
          <table:table-cell office:value-type="float" office:value="0.189843" calcext:value-type="float">
            <text:p>0.189843</text:p>
          </table:table-cell>
        </table:table-row>
        <table:table-row table:style-name="ro1">
          <table:table-cell table:number-columns-repeated="2"/>
          <table:table-cell office:value-type="float" office:value="115087" calcext:value-type="float">
            <text:p>115087</text:p>
          </table:table-cell>
          <table:table-cell office:value-type="float" office:value="0.210545" calcext:value-type="float">
            <text:p>0.210545</text:p>
          </table:table-cell>
        </table:table-row>
        <table:table-row table:style-name="ro1">
          <table:table-cell table:number-columns-repeated="2"/>
          <table:table-cell office:value-type="float" office:value="113124" calcext:value-type="float">
            <text:p>113124</text:p>
          </table:table-cell>
          <table:table-cell office:value-type="float" office:value="0.163935" calcext:value-type="float">
            <text:p>0.163935</text:p>
          </table:table-cell>
        </table:table-row>
        <table:table-row table:style-name="ro1">
          <table:table-cell table:number-columns-repeated="2"/>
          <table:table-cell office:value-type="float" office:value="111554" calcext:value-type="float">
            <text:p>111554</text:p>
          </table:table-cell>
          <table:table-cell office:value-type="float" office:value="0.185156" calcext:value-type="float">
            <text:p>0.185156</text:p>
          </table:table-cell>
        </table:table-row>
        <table:table-row table:style-name="ro1">
          <table:table-cell table:number-columns-repeated="2"/>
          <table:table-cell office:value-type="float" office:value="6382" calcext:value-type="float">
            <text:p>6382</text:p>
          </table:table-cell>
          <table:table-cell office:value-type="float" office:value="0.0117526" calcext:value-type="float">
            <text:p>0.0117526</text:p>
          </table:table-cell>
        </table:table-row>
        <table:table-row table:style-name="ro1">
          <table:table-cell table:number-columns-repeated="2"/>
          <table:table-cell office:value-type="float" office:value="6017" calcext:value-type="float">
            <text:p>6017</text:p>
          </table:table-cell>
          <table:table-cell office:value-type="float" office:value="0.0117541" calcext:value-type="float">
            <text:p>0.0117541</text:p>
          </table:table-cell>
        </table:table-row>
        <table:table-row table:style-name="ro1"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0.0120487" calcext:value-type="float">
            <text:p>0.0120487</text:p>
          </table:table-cell>
        </table:table-row>
        <table:table-row table:style-name="ro1">
          <table:table-cell table:number-columns-repeated="2"/>
          <table:table-cell office:value-type="float" office:value="5397" calcext:value-type="float">
            <text:p>5397</text:p>
          </table:table-cell>
          <table:table-cell office:value-type="float" office:value="0.0132647" calcext:value-type="float">
            <text:p>0.0132647</text:p>
          </table:table-cell>
        </table:table-row>
        <table:table-row table:style-name="ro1">
          <table:table-cell table:number-columns-repeated="2"/>
          <table:table-cell office:value-type="float" office:value="5137" calcext:value-type="float">
            <text:p>5137</text:p>
          </table:table-cell>
          <table:table-cell office:value-type="float" office:value="0.0113359" calcext:value-type="float">
            <text:p>0.0113359</text:p>
          </table:table-cell>
        </table:table-row>
        <table:table-row table:style-name="ro1"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0.0105198" calcext:value-type="float">
            <text:p>0.0105198</text:p>
          </table:table-cell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0.00491308" calcext:value-type="float">
            <text:p>0.00491308</text:p>
          </table:table-cell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office:value-type="float" office:value="0.00493535" calcext:value-type="float">
            <text:p>0.00493535</text:p>
          </table:table-cell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office:value-type="float" office:value="0.00449674" calcext:value-type="float">
            <text:p>0.00449674</text:p>
          </table:table-cell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office:value-type="float" office:value="0.0047172" calcext:value-type="float">
            <text:p>0.0047172</text:p>
          </table:table-cell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office:value-type="float" office:value="0.00449715" calcext:value-type="float">
            <text:p>0.00449715</text:p>
          </table:table-cell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office:value-type="float" office:value="0.00498871" calcext:value-type="float">
            <text:p>0.00498871</text:p>
          </table:table-cell>
        </table:table-row>
        <table:table-row table:style-name="ro1">
          <table:table-cell table:number-columns-repeated="2"/>
          <table:table-cell office:value-type="float" office:value="29743" calcext:value-type="float">
            <text:p>29743</text:p>
          </table:table-cell>
          <table:table-cell office:value-type="float" office:value="0.0443325" calcext:value-type="float">
            <text:p>0.0443325</text:p>
          </table:table-cell>
        </table:table-row>
        <table:table-row table:style-name="ro1">
          <table:table-cell table:number-columns-repeated="2"/>
          <table:table-cell office:value-type="float" office:value="28825" calcext:value-type="float">
            <text:p>28825</text:p>
          </table:table-cell>
          <table:table-cell office:value-type="float" office:value="0.0441931" calcext:value-type="float">
            <text:p>0.0441931</text:p>
          </table:table-cell>
        </table:table-row>
        <table:table-row table:style-name="ro1">
          <table:table-cell table:number-columns-repeated="2"/>
          <table:table-cell office:value-type="float" office:value="28219" calcext:value-type="float">
            <text:p>28219</text:p>
          </table:table-cell>
          <table:table-cell office:value-type="float" office:value="0.0452731" calcext:value-type="float">
            <text:p>0.0452731</text:p>
          </table:table-cell>
        </table:table-row>
        <table:table-row table:style-name="ro1">
          <table:table-cell table:number-columns-repeated="2"/>
          <table:table-cell office:value-type="float" office:value="27123" calcext:value-type="float">
            <text:p>27123</text:p>
          </table:table-cell>
          <table:table-cell office:value-type="float" office:value="0.0478959" calcext:value-type="float">
            <text:p>0.0478959</text:p>
          </table:table-cell>
        </table:table-row>
        <table:table-row table:style-name="ro1">
          <table:table-cell table:number-columns-repeated="2"/>
          <table:table-cell office:value-type="float" office:value="25903" calcext:value-type="float">
            <text:p>25903</text:p>
          </table:table-cell>
          <table:table-cell office:value-type="float" office:value="0.0427807" calcext:value-type="float">
            <text:p>0.0427807</text:p>
          </table:table-cell>
        </table:table-row>
        <table:table-row table:style-name="ro1">
          <table:table-cell table:number-columns-repeated="2"/>
          <table:table-cell office:value-type="float" office:value="24216" calcext:value-type="float">
            <text:p>24216</text:p>
          </table:table-cell>
          <table:table-cell office:value-type="float" office:value="0.0573923" calcext:value-type="float">
            <text:p>0.0573923</text:p>
          </table:table-cell>
        </table:table-row>
        <table:table-row table:style-name="ro1">
          <table:table-cell table:number-columns-repeated="2"/>
          <table:table-cell office:value-type="float" office:value="9990" calcext:value-type="float">
            <text:p>9990</text:p>
          </table:table-cell>
          <table:table-cell office:value-type="float" office:value="0.020311" calcext:value-type="float">
            <text:p>0.020311</text:p>
          </table:table-cell>
        </table:table-row>
        <table:table-row table:style-name="ro1">
          <table:table-cell table:number-columns-repeated="2"/>
          <table:table-cell office:value-type="float" office:value="8857" calcext:value-type="float">
            <text:p>8857</text:p>
          </table:table-cell>
          <table:table-cell office:value-type="float" office:value="0.0185977" calcext:value-type="float">
            <text:p>0.0185977</text:p>
          </table:table-cell>
        </table:table-row>
        <table:table-row table:style-name="ro1">
          <table:table-cell table:number-columns-repeated="2"/>
          <table:table-cell office:value-type="float" office:value="8226" calcext:value-type="float">
            <text:p>8226</text:p>
          </table:table-cell>
          <table:table-cell office:value-type="float" office:value="0.01716" calcext:value-type="float">
            <text:p>0.01716</text:p>
          </table:table-cell>
        </table:table-row>
        <table:table-row table:style-name="ro1">
          <table:table-cell table:number-columns-repeated="2"/>
          <table:table-cell office:value-type="float" office:value="7331" calcext:value-type="float">
            <text:p>7331</text:p>
          </table:table-cell>
          <table:table-cell office:value-type="float" office:value="0.0168954" calcext:value-type="float">
            <text:p>0.0168954</text:p>
          </table:table-cell>
        </table:table-row>
        <table:table-row table:style-name="ro1">
          <table:table-cell table:number-columns-repeated="2"/>
          <table:table-cell office:value-type="float" office:value="6012" calcext:value-type="float">
            <text:p>6012</text:p>
          </table:table-cell>
          <table:table-cell office:value-type="float" office:value="0.0140934" calcext:value-type="float">
            <text:p>0.0140934</text:p>
          </table:table-cell>
        </table:table-row>
        <table:table-row table:style-name="ro1">
          <table:table-cell table:number-columns-repeated="2"/>
          <table:table-cell office:value-type="float" office:value="4287" calcext:value-type="float">
            <text:p>4287</text:p>
          </table:table-cell>
          <table:table-cell office:value-type="float" office:value="0.0120751" calcext:value-type="float">
            <text:p>0.0120751</text:p>
          </table:table-cell>
        </table:table-row>
        <table:table-row table:style-name="ro1" table:number-rows-repeated="98">
          <table:table-cell table:number-columns-repeated="4"/>
        </table:table-row>
        <table:table-row table:style-name="ro1">
          <table:table-cell table:number-columns-repeated="2"/>
          <table:table-cell office:value-type="float" office:value="280276" calcext:value-type="float">
            <text:p>280276</text:p>
          </table:table-cell>
          <table:table-cell office:value-type="float" office:value="0.450328" calcext:value-type="float">
            <text:p>0.450328</text:p>
          </table:table-cell>
        </table:table-row>
        <table:table-row table:style-name="ro1">
          <table:table-cell table:number-columns-repeated="2"/>
          <table:table-cell office:value-type="float" office:value="279750" calcext:value-type="float">
            <text:p>279750</text:p>
          </table:table-cell>
          <table:table-cell office:value-type="float" office:value="0.483882" calcext:value-type="float">
            <text:p>0.483882</text:p>
          </table:table-cell>
        </table:table-row>
        <table:table-row table:style-name="ro1">
          <table:table-cell table:number-columns-repeated="2"/>
          <table:table-cell office:value-type="float" office:value="279568" calcext:value-type="float">
            <text:p>279568</text:p>
          </table:table-cell>
          <table:table-cell office:value-type="float" office:value="0.471734" calcext:value-type="float">
            <text:p>0.471734</text:p>
          </table:table-cell>
        </table:table-row>
        <table:table-row table:style-name="ro1">
          <table:table-cell table:number-columns-repeated="2"/>
          <table:table-cell office:value-type="float" office:value="279412" calcext:value-type="float">
            <text:p>279412</text:p>
          </table:table-cell>
          <table:table-cell office:value-type="float" office:value="0.491302" calcext:value-type="float">
            <text:p>0.491302</text:p>
          </table:table-cell>
        </table:table-row>
        <table:table-row table:style-name="ro1">
          <table:table-cell table:number-columns-repeated="2"/>
          <table:table-cell office:value-type="float" office:value="279260" calcext:value-type="float">
            <text:p>279260</text:p>
          </table:table-cell>
          <table:table-cell office:value-type="float" office:value="0.432658" calcext:value-type="float">
            <text:p>0.432658</text:p>
          </table:table-cell>
        </table:table-row>
        <table:table-row table:style-name="ro1">
          <table:table-cell table:number-columns-repeated="2"/>
          <table:table-cell office:value-type="float" office:value="279170" calcext:value-type="float">
            <text:p>279170</text:p>
          </table:table-cell>
          <table:table-cell office:value-type="float" office:value="0.452781" calcext:value-type="float">
            <text:p>0.452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03:33:03.909088976</meta:creation-date>
    <dc:date>2023-08-20T05:13:53.519435510</dc:date>
    <meta:editing-duration>PT1H20M15S</meta:editing-duration>
    <meta:editing-cycles>1</meta:editing-cycles>
    <meta:document-statistic meta:table-count="1" meta:cell-count="87" meta:object-count="0"/>
    <meta:generator>LibreOffice/7.2.5.2$Linux_X86_64 LibreOffice_project/499f9727c189e6ef3471021d6132d4c694f357e5</meta:generator>
  </office:meta>
</office:document-meta>
</file>